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.245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.82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4.487cm"/>
    </style:style>
    <style:style style:name="co6" style:family="table-column">
      <style:table-column-properties fo:break-before="auto" style:column-width="2.40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189cm"/>
    </style:style>
    <style:style style:name="co9" style:family="table-column">
      <style:table-column-properties fo:break-before="auto" style:column-width="2.134cm"/>
    </style:style>
    <style:style style:name="co10" style:family="table-column">
      <style:table-column-properties fo:break-before="auto" style:column-width="2.492cm"/>
    </style:style>
    <style:style style:name="co11" style:family="table-column">
      <style:table-column-properties fo:break-before="auto" style:column-width="2.404cm"/>
    </style:style>
    <style:style style:name="co12" style:family="table-column">
      <style:table-column-properties fo:break-before="auto" style:column-width="2.79cm"/>
    </style:style>
    <style:style style:name="co13" style:family="table-column">
      <style:table-column-properties fo:break-before="auto" style:column-width="2.708cm"/>
    </style:style>
    <style:style style:name="co14" style:family="table-column">
      <style:table-column-properties fo:break-before="auto" style:column-width="2.764cm"/>
    </style:style>
    <style:style style:name="co15" style:family="table-column">
      <style:table-column-properties fo:break-before="auto" style:column-width="6.108cm"/>
    </style:style>
    <style:style style:name="co16" style:family="table-column">
      <style:table-column-properties fo:break-before="auto" style:column-width="3.179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5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austeine" table:style-name="ta1" table:print="false"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42" table:default-cell-style-name="Default"/>
        <table:table-column table:style-name="co4" table:number-columns-repeated="971" table:default-cell-style-name="Default"/>
        <table:table-row table:style-name="ro1">
          <table:table-cell office:value-type="string">
            <text:p>Stand: 07.02.201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Bausteintyp</text:p>
          </table:table-cell>
          <table:table-cell office:value-type="string">
            <text:p>mech. Schnittstelle</text:p>
          </table:table-cell>
          <table:table-cell office:value-type="string">
            <text:p>elektr. Schnittstelle</text:p>
          </table:table-cell>
          <table:table-cell office:value-type="string">
            <text:p>Datenschnittstelle</text:p>
          </table:table-cell>
          <table:table-cell office:value-type="string">
            <text:p>thermale Schnittstelle</text:p>
          </table:table-cell>
          <table:table-cell office:value-type="string">
            <text:p>Bausteinstruktur</text:p>
          </table:table-cell>
          <table:table-cell office:value-type="string">
            <text:p>thermale Isolierung</text:p>
          </table:table-cell>
          <table:table-cell office:value-type="string">
            <text:p>Strahlungsschutz</text:p>
          </table:table-cell>
          <table:table-cell office:value-type="string">
            <text:p>Versorgungsleitungen</text:p>
          </table:table-cell>
          <table:table-cell/>
          <table:table-cell office:value-type="string">
            <text:p>Einsatzgebiet</text:p>
          </table:table-cell>
          <table:table-cell office:value-type="string">
            <text:p>Bausteingröße</text:p>
          </table:table-cell>
          <table:table-cell office:value-type="string">
            <text:p>Bemerkung</text:p>
          </table:table-cell>
          <table:table-cell/>
          <table:table-cell office:value-type="string">
            <text:p>Antenne</text:p>
          </table:table-cell>
          <table:table-cell office:value-type="string">
            <text:p>Batteriekontrolle</text:p>
          </table:table-cell>
          <table:table-cell office:value-type="string">
            <text:p>CMG</text:p>
          </table:table-cell>
          <table:table-cell office:value-type="string">
            <text:p>CMG-Electronics</text:p>
          </table:table-cell>
          <table:table-cell office:value-type="string">
            <text:p>Drallrad (inkl.Elektro.)</text:p>
          </table:table-cell>
          <table:table-cell office:value-type="string">
            <text:p>entfalt. Elektronik</text:p>
          </table:table-cell>
          <table:table-cell office:value-type="string">
            <text:p>entfalt. Solarflächen 1</text:p>
          </table:table-cell>
          <table:table-cell office:value-type="string">
            <text:p>entfalt. Solarflächen 2</text:p>
          </table:table-cell>
          <table:table-cell office:value-type="string">
            <text:p>Erdsensor 1</text:p>
          </table:table-cell>
          <table:table-cell office:value-type="string">
            <text:p>Erdsensor 2</text:p>
          </table:table-cell>
          <table:table-cell office:value-type="string">
            <text:p>FCU</text:p>
          </table:table-cell>
          <table:table-cell office:value-type="string">
            <text:p>GNSS-Receiver 1</text:p>
          </table:table-cell>
          <table:table-cell office:value-type="string">
            <text:p>GNSS-Receiver 2</text:p>
          </table:table-cell>
          <table:table-cell office:value-type="string">
            <text:p>GPS-Antenne</text:p>
          </table:table-cell>
          <table:table-cell office:value-type="string">
            <text:p>Hall Efffekt Triebwerk</text:p>
          </table:table-cell>
          <table:table-cell office:value-type="string">
            <text:p>Hardware-Stack 1</text:p>
          </table:table-cell>
          <table:table-cell office:value-type="string">
            <text:p>IMU (sehr genau)</text:p>
          </table:table-cell>
          <table:table-cell office:value-type="string">
            <text:p>IMU (Standard)</text:p>
          </table:table-cell>
          <table:table-cell office:value-type="string">
            <text:p>Kaltgasantriebssyst.</text:p>
          </table:table-cell>
          <table:table-cell office:value-type="string">
            <text:p>Li-Ion-Batterie</text:p>
          </table:table-cell>
          <table:table-cell office:value-type="string">
            <text:p>Magnetometer</text:p>
          </table:table-cell>
          <table:table-cell office:value-type="string">
            <text:p>Magnetorquer</text:p>
          </table:table-cell>
          <table:table-cell office:value-type="string">
            <text:p>Monopropell.System</text:p>
          </table:table-cell>
          <table:table-cell office:value-type="string">
            <text:p>PCU</text:p>
          </table:table-cell>
          <table:table-cell office:value-type="string">
            <text:p>PSCU</text:p>
          </table:table-cell>
          <table:table-cell office:value-type="string">
            <text:p>Reaktionsrad</text:p>
          </table:table-cell>
          <table:table-cell office:value-type="string">
            <text:p>Receiver</text:p>
          </table:table-cell>
          <table:table-cell office:value-type="string">
            <text:p>SADA</text:p>
          </table:table-cell>
          <table:table-cell office:value-type="string">
            <text:p>SMU</text:p>
          </table:table-cell>
          <table:table-cell office:value-type="string">
            <text:p>Sonnensensor 1</text:p>
          </table:table-cell>
          <table:table-cell office:value-type="string">
            <text:p>Sonnensensor 2</text:p>
          </table:table-cell>
          <table:table-cell office:value-type="string">
            <text:p>SSPA</text:p>
          </table:table-cell>
          <table:table-cell office:value-type="string">
            <text:p>Sternsensor</text:p>
          </table:table-cell>
          <table:table-cell office:value-type="string">
            <text:p>Tank 1</text:p>
          </table:table-cell>
          <table:table-cell office:value-type="string">
            <text:p>Tank 2</text:p>
          </table:table-cell>
          <table:table-cell office:value-type="string">
            <text:p>Transceiver</text:p>
          </table:table-cell>
          <table:table-cell office:value-type="string">
            <text:p>Transmitter</text:p>
          </table:table-cell>
          <table:table-cell office:value-type="string">
            <text:p>Transponder</text:p>
          </table:table-cell>
          <table:table-cell office:value-type="string">
            <text:p>zentrale Solarfläche*</text:p>
          </table:table-cell>
          <table:table-cell table:number-columns-repeated="971"/>
        </table:table-row>
        <table:table-row table:style-name="ro2">
          <table:table-cell office:value-type="string">
            <text:p>Batterie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3"/>
          <table:table-cell office:value-type="float" office:value="20">
            <text:p>20</text:p>
          </table:table-cell>
          <table:table-cell table:number-columns-repeated="9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Control Momentum Gyroscope Baustein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Drallrad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elektrischer Antriebs-Baustein</text:p>
          </table:table-cell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13">
            <text:p>13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104">
            <text:p>104</text:p>
          </table:table-cell>
          <table:table-cell/>
          <table:table-cell office:value-type="string">
            <text:p>GEO/LEO</text:p>
          </table:table-cell>
          <table:table-cell office:value-type="float" office:value="3">
            <text:p>3</text:p>
          </table:table-cell>
          <table:table-cell table:number-columns-repeated="12"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1">
            <text:p>1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6"/>
        </table:table-row>
        <table:table-row table:style-name="ro2">
          <table:table-cell office:value-type="string">
            <text:p>Erdsensor-Baustein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</text:p>
          </table:table-cell>
          <table:table-cell office:value-type="float" office:value="1">
            <text:p>1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6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Erdsensor-Baustein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1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GPS-Baustein (GPS und GLONASS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4"/>
          <table:table-cell table:number-columns-repeated="2"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1">
          <table:table-cell office:value-type="string">
            <text:p>GPS-Baustein (Standard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Inertial Measurement Unit Baustein (sehr genau)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G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Inertial Measurement Unit Baustein (sehr genau)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0">
            <text:p>80</text:p>
          </table:table-cell>
          <table:table-cell/>
          <table:table-cell office:value-type="string">
            <text:p>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Inertial Measurement Unit Baustein (Standard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2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Inertial Measurement Unit Baustein (Standard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11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Kaltgasantriebs-Baustein 1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  <table:table-cell office:value-type="float" office:value="2">
            <text:p>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6"/>
        </table:table-row>
        <table:table-row table:style-name="ro2">
          <table:table-cell office:value-type="string">
            <text:p>Kaltgasantriebs-Baustein 2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1"/>
          <table:table-cell office:value-type="float" office:value="2">
            <text:p>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76"/>
        </table:table-row>
        <table:table-row table:style-name="ro2">
          <table:table-cell office:value-type="string">
            <text:p>Magnetorquer-Baustein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Monopropellantantriebs-Baustein (Hydrazin bzw. HPGP)</text:p>
          </table:table-cell>
          <table:table-cell office:value-type="float" office:value="9">
            <text:p>9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72">
            <text:p>72</text:p>
          </table:table-cell>
          <table:table-cell/>
          <table:table-cell office:value-type="string">
            <text:p>GEO/LEO</text:p>
          </table:table-cell>
          <table:table-cell office:value-type="float" office:value="2">
            <text:p>2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6"/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75"/>
        </table:table-row>
        <table:table-row table:style-name="ro2">
          <table:table-cell office:value-type="string">
            <text:p>OBC/SMU-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PCU-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Reaktionsradbaustein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17"/>
          <table:table-cell office:value-type="float" office:value="3">
            <text:p>3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Solargeneratorbaustein (entfaltbar, nachführbar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GEO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3">
            <text:p>3</text:p>
          </table:table-cell>
          <table:table-cell table:number-columns-repeated="980"/>
        </table:table-row>
        <table:table-row table:style-name="ro2">
          <table:table-cell office:value-type="string">
            <text:p>Solargeneratorbaustein (entfaltbar, nachführbar)</text:p>
          </table:table-cell>
          <table:table-cell office:value-type="float" office:value="6">
            <text:p>6</text:p>
          </table:table-cell>
          <table:table-cell office:value-type="float" office:value="48">
            <text:p>48</text:p>
          </table:table-cell>
          <table:table-cell office:value-type="float" office:value="6">
            <text:p>6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8">
            <text:p>48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number-columns-repeated="7"/>
          <table:table-cell office:value-type="float" office:value="3">
            <text:p>3</text:p>
          </table:table-cell>
          <table:table-cell table:number-columns-repeated="11"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table:number-columns-repeated="980"/>
        </table:table-row>
        <table:table-row table:style-name="ro2">
          <table:table-cell office:value-type="string">
            <text:p>Solargeneratorbaustein (entfaltbar)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EO</text:p>
          </table:table-cell>
          <table:table-cell office:value-type="float" office:value="1">
            <text:p>1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8"/>
          <table:table-cell office:value-type="float" office:value="3">
            <text:p>3</text:p>
          </table:table-cell>
          <table:table-cell table:number-columns-repeated="14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971"/>
        </table:table-row>
        <table:table-row table:style-name="ro2">
          <table:table-cell office:value-type="string">
            <text:p>Sternsensorbaustein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office:value-type="string">
            <text:p>Sichtfeld je 20°</text:p>
          </table:table-cell>
          <table:table-cell table:number-columns-repeated="16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977"/>
        </table:table-row>
        <table:table-row table:style-name="ro2">
          <table:table-cell office:value-type="string">
            <text:p>TM&amp;TC-Baustein (S-Band; Transceiver+SSPA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974"/>
        </table:table-row>
        <table:table-row table:style-name="ro2">
          <table:table-cell office:value-type="string">
            <text:p>TM&amp;TC-Baustein (S-Band; Transmitter+Receiver+SSPA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73"/>
        </table:table-row>
        <table:table-row table:style-name="ro2">
          <table:table-cell office:value-type="string">
            <text:p>TM&amp;TC-Baustein (S-Band; Transponder+SSPA)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/>
          <table:table-cell table:number-columns-repeated="3" office:value-type="string">
            <text:p>-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GEO/LEO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4"/>
          <table:table-cell office:value-type="float" office:value="3">
            <text:p>3</text:p>
          </table:table-cell>
          <table:table-cell table:number-columns-repeated="13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1">
            <text:p>1</text:p>
          </table:table-cell>
          <table:table-cell table:number-columns-repeated="97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omponenten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3">
          <table:table-cell office:value-type="string">
            <text:p>Bezeichnung</text:p>
          </table:table-cell>
          <table:table-cell office:value-type="string">
            <text:p>Länge [mm]</text:p>
          </table:table-cell>
          <table:table-cell office:value-type="string">
            <text:p>Breite [mm]</text:p>
          </table:table-cell>
          <table:table-cell office:value-type="string">
            <text:p>Tiefe [mm]</text:p>
          </table:table-cell>
          <table:table-cell office:value-type="string">
            <text:p>Masse [kg]</text:p>
          </table:table-cell>
          <table:table-cell office:value-type="string">
            <text:p>Leistung [W]</text:p>
          </table:table-cell>
          <table:table-cell office:value-type="string">
            <text:p>notw. Öffnungen</text:p>
          </table:table-cell>
          <table:table-cell office:value-type="string">
            <text:p>min. therm. Anford. [°C]</text:p>
          </table:table-cell>
          <table:table-cell office:value-type="string">
            <text:p>max. therm. Anford. [°C]</text:p>
          </table:table-cell>
          <table:table-cell office:value-type="string">
            <text:p>vertr. Strahlung [krad]</text:p>
          </table:table-cell>
          <table:table-cell office:value-type="string">
            <text:p>Bemerkungen</text:p>
          </table:table-cell>
          <table:table-cell/>
        </table:table-row>
        <table:table-row table:style-name="ro3">
          <table:table-cell office:value-type="string">
            <text:p>mech. Schnittstelle</text:p>
          </table:table-cell>
          <table:table-cell table:number-columns-repeated="3"/>
          <table:table-cell office:value-type="float" office:value="0.75">
            <text:p>0,75</text:p>
          </table:table-cell>
          <table:table-cell table:number-columns-repeated="7"/>
        </table:table-row>
        <table:table-row table:style-name="ro3">
          <table:table-cell office:value-type="string">
            <text:p>elektr. Schnittstelle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7"/>
        </table:table-row>
        <table:table-row table:style-name="ro3">
          <table:table-cell office:value-type="string">
            <text:p>Datenschnittstelle</text:p>
          </table:table-cell>
          <table:table-cell table:number-columns-repeated="11"/>
        </table:table-row>
        <table:table-row table:style-name="ro3">
          <table:table-cell office:value-type="string">
            <text:p>thermale Schnittstelle</text:p>
          </table:table-cell>
          <table:table-cell table:number-columns-repeated="11"/>
        </table:table-row>
        <table:table-row table:style-name="ro3">
          <table:table-cell office:value-type="string">
            <text:p>Bausteinstruktur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.1">
            <text:p>2,1</text:p>
          </table:table-cell>
          <table:table-cell table:number-columns-repeated="7"/>
        </table:table-row>
        <table:table-row table:style-name="ro3">
          <table:table-cell office:value-type="string">
            <text:p>thermale Isolierung</text:p>
          </table:table-cell>
          <table:table-cell table:number-columns-repeated="11"/>
        </table:table-row>
        <table:table-row table:style-name="ro3">
          <table:table-cell office:value-type="string">
            <text:p>Strahlungsschutz</text:p>
          </table:table-cell>
          <table:table-cell table:number-columns-repeated="11"/>
        </table:table-row>
        <table:table-row table:style-name="ro3">
          <table:table-cell office:value-type="string">
            <text:p>Versorgungsleitungen</text:p>
          </table:table-cell>
          <table:table-cell table:number-columns-repeated="3"/>
          <table:table-cell office:value-type="float" office:value="0.04">
            <text:p>0,04</text:p>
          </table:table-cell>
          <table:table-cell table:number-columns-repeated="5"/>
          <table:table-cell office:value-type="string">
            <text:p>4 mm², pro Kontaktelement wird in der Vorauslegung ein Bedarf von 0,7 m Kabel angenommen (Vergleichskabelmasse: 0,05kg/m)</text:p>
          </table:table-cell>
          <table:table-cell/>
        </table:table-row>
        <table:table-row table:style-name="ro3">
          <table:table-cell office:value-type="string">
            <text:p>Antenne</text:p>
          </table:table-cell>
          <table:table-cell table:number-columns-repeated="2" office:value-type="float" office:value="82">
            <text:p>82</text:p>
          </table:table-cell>
          <table:table-cell office:value-type="float" office:value="20">
            <text:p>20</text:p>
          </table:table-cell>
          <table:table-cell office:value-type="float" office:value="0.08">
            <text:p>0,0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Surrey Satellite Technology Ltd. S-Band Patch Antenna; ggf. gegen andere Antenne austauschbar</text:p>
          </table:table-cell>
          <table:table-cell/>
        </table:table-row>
        <table:table-row table:style-name="ro3">
          <table:table-cell office:value-type="string">
            <text:p>Batteriekontrolle</text:p>
          </table:table-cell>
          <table:table-cell office:value-type="float" office:value="250">
            <text:p>250</text:p>
          </table:table-cell>
          <table:table-cell office:value-type="float" office:value="53">
            <text:p>53</text:p>
          </table:table-cell>
          <table:table-cell office:value-type="float" office:value="265">
            <text:p>265</text:p>
          </table:table-cell>
          <table:table-cell table:number-columns-repeated="6"/>
          <table:table-cell office:value-type="string">
            <text:p>frei angepasst</text:p>
          </table:table-cell>
          <table:table-cell/>
        </table:table-row>
        <table:table-row table:style-name="ro3">
          <table:table-cell office:value-type="string">
            <text:p>CMG</text:p>
          </table:table-cell>
          <table:table-cell office:value-type="float" office:value="350">
            <text:p>350</text:p>
          </table:table-cell>
          <table:table-cell table:number-columns-repeated="2" office:value-type="float" office:value="270">
            <text:p>270</text:p>
          </table:table-cell>
          <table:table-cell office:value-type="float" office:value="15.7">
            <text:p>15,7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Astrium CMG 15-45S; Drehimpuls 15 Nms, Moment 45Nm; Genauigkeit &lt;10mrad Drehimpulsstabilität &lt;0,03%, einzeln für RFS bis 1000kg bei 3°/s</text:p>
          </table:table-cell>
          <table:table-cell/>
        </table:table-row>
        <table:table-row table:style-name="ro3">
          <table:table-cell office:value-type="string">
            <text:p>CMG-Electronics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00">
            <text:p>100</text:p>
          </table:table-cell>
          <table:table-cell office:value-type="float" office:value="2.7">
            <text:p>2,7</text:p>
          </table:table-cell>
          <table:table-cell/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office:value-type="string">
            <text:p>idealisiert und verkleinert nach Astrium CMG 15-45S Elektronic; für 2 CMG; Strahlungs-schutz notwendig </text:p>
          </table:table-cell>
          <table:table-cell/>
        </table:table-row>
        <table:table-row table:style-name="ro3">
          <table:table-cell office:value-type="string">
            <text:p>Drallrad (inkl.Elektro.)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Reaktionsrad nutzbar</text:p>
          </table:table-cell>
          <table:table-cell/>
        </table:table-row>
        <table:table-row table:style-name="ro3">
          <table:table-cell office:value-type="string">
            <text:p>entfalt. Elektronik</text:p>
          </table:table-cell>
          <table:table-cell office:value-type="float" office:value="180">
            <text:p>180</text:p>
          </table:table-cell>
          <table:table-cell office:value-type="float" office:value="160">
            <text:p>160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Astrium Actuator Alignment Electronic; ggf. zusätzlicher Strahlungsschutz notwendig</text:p>
          </table:table-cell>
          <table:table-cell/>
        </table:table-row>
        <table:table-row table:style-name="ro3">
          <table:table-cell office:value-type="string">
            <text:p>entfalt. Solarflächen 1</text:p>
          </table:table-cell>
          <table:table-cell office:value-type="float" office:value="1200">
            <text:p>1200</text:p>
          </table:table-cell>
          <table:table-cell office:value-type="float" office:value="595">
            <text:p>595</text:p>
          </table:table-cell>
          <table:table-cell office:value-type="float" office:value="30">
            <text:p>30</text:p>
          </table:table-cell>
          <table:table-cell office:value-type="float" office:value="2.4">
            <text:p>2,4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, Länge ent-spricht i.M. einem <text:s/>Dreifachbaustein, Gestaltung variabel</text:p>
          </table:table-cell>
          <table:table-cell/>
        </table:table-row>
        <table:table-row table:style-name="ro3">
          <table:table-cell office:value-type="string">
            <text:p>entfalt. Solarflächen 2</text:p>
          </table:table-cell>
          <table:table-cell table:number-columns-repeated="2" office:value-type="float" office:value="1750">
            <text:p>1750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Solarzellen: GaAS-Multijunction (240W/m², 80W/kg, EOL); Anzahl der entfalt. Solarflächen variabel (abh. von max. Last) </text:p>
          </table:table-cell>
          <table:table-cell/>
        </table:table-row>
        <table:table-row table:style-name="ro3">
          <table:table-cell office:value-type="string">
            <text:p>Erdsensor 1</text:p>
          </table:table-cell>
          <table:table-cell table:number-columns-repeated="2" office:value-type="float" office:value="210">
            <text:p>210</text:p>
          </table:table-cell>
          <table:table-cell office:value-type="float" office:value="170">
            <text:p>170</text:p>
          </table:table-cell>
          <table:table-cell office:value-type="float" office:value="3.5">
            <text:p>3,5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-25">
            <text:p>-25</text:p>
          </table:table-cell>
          <table:table-cell office:value-type="float" office:value="55">
            <text:p>55</text:p>
          </table:table-cell>
          <table:table-cell/>
          <table:table-cell office:value-type="string">
            <text:p>idealisiert nach EADS-Sodern STD 15 Earth Sensor; Ausrichtung 0,035° (bias), Rauschen 0,015° (noise); Orbitbereich 15000 – 140000km; ggf. Strahlungsschutz notwendig</text:p>
          </table:table-cell>
          <table:table-cell/>
        </table:table-row>
        <table:table-row table:style-name="ro3">
          <table:table-cell office:value-type="string">
            <text:p>Erdsensor 2</text:p>
          </table:table-cell>
          <table:table-cell office:value-type="float" office:value="390">
            <text:p>390</text:p>
          </table:table-cell>
          <table:table-cell office:value-type="float" office:value="210">
            <text:p>210</text:p>
          </table:table-cell>
          <table:table-cell office:value-type="float" office:value="175">
            <text:p>175</text:p>
          </table:table-cell>
          <table:table-cell office:value-type="float" office:value="3.5">
            <text:p>3,5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50">
            <text:p>50</text:p>
          </table:table-cell>
          <table:table-cell/>
          <table:table-cell office:value-type="string">
            <text:p>idealisiert nach EADS-Sodern STD 16 Earth Sensor; Ausrichtung 0,06° (bias), Rauschen 0,042° (noise); Orbitbereich 300 – 6000km</text:p>
          </table:table-cell>
          <table:table-cell/>
        </table:table-row>
        <table:table-row table:style-name="ro3">
          <table:table-cell office:value-type="string">
            <text:p>FCU</text:p>
          </table:table-cell>
          <table:table-cell office:value-type="float" office:value="410">
            <text:p>410</text:p>
          </table:table-cell>
          <table:table-cell office:value-type="float" office:value="295">
            <text:p>295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string">
            <text:p>Flow Control Unit idealisiert mit High- und Low-Pressure Proportional Valve sowie Silicon Mass Flow Sensor (Thales), High Pressure Latch Valve (Marotta), Pressure Transducer, Gas Pressure Filter und Gas Fill and Drain Valve (RTG), Heizsystem noch unberücksichtigt</text:p>
          </table:table-cell>
          <table:table-cell/>
        </table:table-row>
        <table:table-row table:style-name="ro3">
          <table:table-cell office:value-type="string">
            <text:p>GNSS-Receiver 1</text:p>
          </table:table-cell>
          <table:table-cell office:value-type="float" office:value="284">
            <text:p>284</text:p>
          </table:table-cell>
          <table:table-cell office:value-type="float" office:value="272">
            <text:p>272</text:p>
          </table:table-cell>
          <table:table-cell office:value-type="float" office:value="92">
            <text:p>92</text:p>
          </table:table-cell>
          <table:table-cell office:value-type="float" office:value="3.9">
            <text:p>3,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Mosaic GNSS Receiver; Pos. &lt;150m, Geschw. &lt;0,02m/s, Zeit &lt;750ns; geeignet für L1 C/A Code; ggf. Strahlungsschutz notwendig</text:p>
          </table:table-cell>
          <table:table-cell/>
        </table:table-row>
        <table:table-row table:style-name="ro3">
          <table:table-cell office:value-type="string">
            <text:p>GNSS-Receiver 2</text:p>
          </table:table-cell>
          <table:table-cell office:value-type="float" office:value="250">
            <text:p>250</text:p>
          </table:table-cell>
          <table:table-cell office:value-type="float" office:value="190">
            <text:p>190</text:p>
          </table:table-cell>
          <table:table-cell office:value-type="float" office:value="164">
            <text:p>164</text:p>
          </table:table-cell>
          <table:table-cell office:value-type="float" office:value="5.2">
            <text:p>5,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office:value-type="string">
            <text:p>idealisiert nach ThalesAlenia LAGRANGETM; Pos. 8m, Geschw. 0,1m/s, Zeit ±250ns; geeignet für L1 und L2</text:p>
          </table:table-cell>
          <table:table-cell/>
        </table:table-row>
        <table:table-row table:style-name="ro3">
          <table:table-cell office:value-type="string">
            <text:p>GPS-Antenne</text:p>
          </table:table-cell>
          <table:table-cell table:number-columns-repeated="2" office:value-type="float" office:value="200">
            <text:p>200</text:p>
          </table:table-cell>
          <table:table-cell office:value-type="float" office:value="80">
            <text:p>80</text:p>
          </table:table-cell>
          <table:table-cell office:value-type="float" office:value="0.75">
            <text:p>0,75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RUAG Extended GPS PEC Antenna; geeignet für L1 und L2, Platzhalter für in LAGRANGE enthaltene Antenne </text:p>
          </table:table-cell>
          <table:table-cell/>
        </table:table-row>
        <table:table-row table:style-name="ro3">
          <table:table-cell office:value-type="string">
            <text:p>Hall Efffekt Triebwerk</text:p>
          </table:table-cell>
          <table:table-cell office:value-type="float" office:value="140">
            <text:p>140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2">
            <text:p>12</text:p>
          </table:table-cell>
          <table:table-cell office:value-type="float" office:value="5000">
            <text:p>50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Thales Alenia Space DS-HET, Isp 1500-3000 s, Schub 50-300 mN, max. benötigte Leistung 5000 W; anstelle von DS-HET sind auch HEMP-3050 oder RIT-22 möglich</text:p>
          </table:table-cell>
          <table:table-cell/>
        </table:table-row>
        <table:table-row table:style-name="ro3">
          <table:table-cell office:value-type="string">
            <text:p>Hardware-Stack 1</text:p>
          </table:table-cell>
          <table:table-cell office:value-type="float" office:value="171">
            <text:p>171</text:p>
          </table:table-cell>
          <table:table-cell office:value-type="float" office:value="151">
            <text:p>151</text:p>
          </table:table-cell>
          <table:table-cell office:value-type="float" office:value="17">
            <text:p>17</text:p>
          </table:table-cell>
          <table:table-cell office:value-type="float" office:value="0.2">
            <text:p>0,2</text:p>
          </table:table-cell>
          <table:table-cell table:number-columns-repeated="5"/>
          <table:table-cell office:value-type="string">
            <text:p>Stack angepasst an Dimensionen von Europaplatinen, Dimensionen an endgültige Platinenform anpassbar, Verwendung mehrerer Stacks möglich</text:p>
          </table:table-cell>
          <table:table-cell/>
        </table:table-row>
        <table:table-row table:style-name="ro3">
          <table:table-cell office:value-type="string">
            <text:p>IMU (sehr genau)</text:p>
          </table:table-cell>
          <table:table-cell office:value-type="float" office:value="490">
            <text:p>490</text:p>
          </table:table-cell>
          <table:table-cell office:value-type="float" office:value="330">
            <text:p>330</text:p>
          </table:table-cell>
          <table:table-cell office:value-type="float" office:value="280">
            <text:p>280</text:p>
          </table:table-cell>
          <table:table-cell office:value-type="float" office:value="10">
            <text:p>10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string">
            <text:p>idealisiert nach Astrium Astrix200; Ausrichtung &lt;0,0005°/h (bias), Stabilität &lt;0,001°/h, Rauschen &lt;0,0001°/√h (noise); Werte gelten für EOL; Strahlungs-schutz notwendig</text:p>
          </table:table-cell>
          <table:table-cell/>
        </table:table-row>
        <table:table-row table:style-name="ro3">
          <table:table-cell office:value-type="string">
            <text:p>IMU (Standard)</text:p>
          </table:table-cell>
          <table:table-cell table:number-columns-repeated="2" office:value-type="float" office:value="206">
            <text:p>206</text:p>
          </table:table-cell>
          <table:table-cell office:value-type="float" office:value="160">
            <text:p>160</text:p>
          </table:table-cell>
          <table:table-cell office:value-type="float" office:value="4.2">
            <text:p>4,2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string">
            <text:p>idealisiert nach Astrium Astrix3M²; Ausrichtung &lt;0,01°/h (bias), Stabilität &lt;0,8°/h, Rauschen &lt;0,005°/√h (noise); Werte gelten für EOL; Strahlungs-schutz notwendig</text:p>
          </table:table-cell>
          <table:table-cell/>
        </table:table-row>
        <table:table-row table:style-name="ro3">
          <table:table-cell office:value-type="string">
            <text:p>Kaltgasantriebssyst.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Ventile, Filter, Druckregler, Wandler und Düsen); Schub-bereich 0,01...1,0N; Heizsystem noch unberücksichtigt</text:p>
          </table:table-cell>
          <table:table-cell/>
        </table:table-row>
        <table:table-row table:style-name="ro3">
          <table:table-cell office:value-type="string">
            <text:p>Li-Ion-Batterie</text:p>
          </table:table-cell>
          <table:table-cell office:value-type="float" office:value="250">
            <text:p>250</text:p>
          </table:table-cell>
          <table:table-cell table:number-columns-repeated="2" office:value-type="float" office:value="53">
            <text:p>53</text:p>
          </table:table-cell>
          <table:table-cell office:value-type="float" office:value="1.11">
            <text:p>1,11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idealisiert nach SAFT VES 180; Zusammenschaltung für 100Ah bei 36V → jeweils 10 Batterien in Reihe</text:p>
          </table:table-cell>
          <table:table-cell/>
        </table:table-row>
        <table:table-row table:style-name="ro3">
          <table:table-cell office:value-type="string">
            <text:p>Magnetomet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-55">
            <text:p>-55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idealisiert nach SpaceQuest Ltd. MAG-3; Magnetometer ist auf einem ausfahrbaren Ausleger montiert (24 W für Ausleger angenommen)</text:p>
          </table:table-cell>
          <table:table-cell/>
        </table:table-row>
        <table:table-row table:style-name="ro3">
          <table:table-cell office:value-type="string">
            <text:p>Magnetorquer</text:p>
          </table:table-cell>
          <table:table-cell office:value-type="float" office:value="350">
            <text:p>35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Werte abgeleitet nach ZARM-Technik MT80-1 bzw. MT250-2; magnet. Moment ca. 60-80Am² je Spule</text:p>
          </table:table-cell>
          <table:table-cell/>
        </table:table-row>
        <table:table-row table:style-name="ro3">
          <table:table-cell office:value-type="string">
            <text:p>Monopropell.System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00">
            <text:p>400</text:p>
          </table:table-cell>
          <table:table-cell office:value-type="float" office:value="15">
            <text:p>15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idealisiert nach RTG Aero-Hydraulic Inc. (Filter, Wandler), Astrium (Düsen), VACCO (Latch Valve) Schubbereich 1,0-22N; seitliche Düsen um 90° drehbar montierbar, Heizsystem noch unberücksichtigt</text:p>
          </table:table-cell>
          <table:table-cell/>
        </table:table-row>
        <table:table-row table:style-name="ro3">
          <table:table-cell office:value-type="string">
            <text:p>PCU</text:p>
          </table:table-cell>
          <table:table-cell table:number-columns-repeated="3" office:value-type="float" office:value="350">
            <text:p>350</text:p>
          </table:table-cell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und verkleinert nach Astrium GEO Medium Power PCU; es wurde noch keine Aussage bezüglich zentrale oder dezentrale PCU getroffen </text:p>
          </table:table-cell>
          <table:table-cell/>
        </table:table-row>
        <table:table-row table:style-name="ro3">
          <table:table-cell office:value-type="string">
            <text:p>PSCU</text:p>
          </table:table-cell>
          <table:table-cell office:value-type="float" office:value="190">
            <text:p>19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18">
            <text:p>18</text:p>
          </table:table-cell>
          <table:table-cell office:value-type="float" office:value="5000">
            <text:p>500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und verkleinert nach Alcatel <text:s/>ETCA PSCU (Power Supply and Control Unit), Buseingangsspannung 100 V </text:p>
          </table:table-cell>
          <table:table-cell/>
        </table:table-row>
        <table:table-row table:style-name="ro3">
          <table:table-cell office:value-type="string">
            <text:p>Reaktionsrad</text:p>
          </table:table-cell>
          <table:table-cell table:number-columns-repeated="2" office:value-type="float" office:value="300">
            <text:p>300</text:p>
          </table:table-cell>
          <table:table-cell office:value-type="float" office:value="150">
            <text:p>150</text:p>
          </table:table-cell>
          <table:table-cell office:value-type="float" office:value="16.5">
            <text:p>16,5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0">
            <text:p>70</text:p>
          </table:table-cell>
          <table:table-cell/>
          <table:table-cell office:value-type="string">
            <text:p>idealisiert nach Rockwell Collins Deutschland (TELDIX) MWI; max. Drehimpuls 100Nms; max. RFS-Masse 5000kg; auch als Drallrad nutzbar</text:p>
          </table:table-cell>
          <table:table-cell/>
        </table:table-row>
        <table:table-row table:style-name="ro3">
          <table:table-cell office:value-type="string">
            <text:p>Receiver</text:p>
          </table:table-cell>
          <table:table-cell office:value-type="float" office:value="170">
            <text:p>170</text:p>
          </table:table-cell>
          <table:table-cell office:value-type="float" office:value="165">
            <text:p>165</text:p>
          </table:table-cell>
          <table:table-cell office:value-type="float" office:value="95">
            <text:p>95</text:p>
          </table:table-cell>
          <table:table-cell office:value-type="float" office:value="1.9">
            <text:p>1,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idealisiert nach L-3 Communications CR-313 Receiver; uplink max. 128kbps, RF input power max. +3dBm, noise max. 4dB; Strahlungs-schutz notwendig</text:p>
          </table:table-cell>
          <table:table-cell/>
        </table:table-row>
        <table:table-row table:style-name="ro3">
          <table:table-cell office:value-type="string">
            <text:p>SADA</text:p>
          </table:table-cell>
          <table:table-cell office:value-type="float" office:value="420">
            <text:p>420</text:p>
          </table:table-cell>
          <table:table-cell office:value-type="float" office:value="370">
            <text:p>370</text:p>
          </table:table-cell>
          <table:table-cell office:value-type="float" office:value="155">
            <text:p>155</text:p>
          </table:table-cell>
          <table:table-cell office:value-type="float" office:value="8.6">
            <text:p>8,6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idealisiert nach MOOG Type 55 Solar Array Drive Assembly </text:p>
          </table:table-cell>
          <table:table-cell/>
        </table:table-row>
        <table:table-row table:style-name="ro3">
          <table:table-cell office:value-type="string">
            <text:p>SMU</text:p>
          </table:table-cell>
          <table:table-cell office:value-type="float" office:value="290">
            <text:p>290</text:p>
          </table:table-cell>
          <table:table-cell office:value-type="float" office:value="280">
            <text:p>280</text:p>
          </table:table-cell>
          <table:table-cell office:value-type="float" office:value="260">
            <text:p>260</text:p>
          </table:table-cell>
          <table:table-cell office:value-type="float" office:value="9.5">
            <text:p>9,5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Daten idealisiert nach ThalesAlenia SMU-V1; es wurde noch keine Aussage bezüglich zentrale oder dezentrale OBC/SMU getroffen </text:p>
          </table:table-cell>
          <table:table-cell/>
        </table:table-row>
        <table:table-row table:style-name="ro3">
          <table:table-cell office:value-type="string">
            <text:p>Sonnensensor 1</text:p>
          </table:table-cell>
          <table:table-cell office:value-type="float" office:value="46">
            <text:p>46</text:p>
          </table:table-cell>
          <table:table-cell office:value-type="float" office:value="45">
            <text:p>45</text:p>
          </table:table-cell>
          <table:table-cell office:value-type="float" office:value="14">
            <text:p>14</text:p>
          </table:table-cell>
          <table:table-cell office:value-type="float" office:value="0.05">
            <text:p>0,05</text:p>
          </table:table-cell>
          <table:table-cell/>
          <table:table-cell table:formula="of:=#REF!" office:value-type="float" office:value="0">
            <text:p>#REF!</text:p>
          </table:table-cell>
          <table:table-cell office:value-type="float" office:value="-50">
            <text:p>-50</text:p>
          </table:table-cell>
          <table:table-cell office:value-type="float" office:value="85">
            <text:p>85</text:p>
          </table:table-cell>
          <table:table-cell office:value-type="float" office:value="100000">
            <text:p>100000</text:p>
          </table:table-cell>
          <table:table-cell office:value-type="string">
            <text:p>idealisiert nach Miniaturised Analog Fine Sun Sensor (ISIS), Accuracy 0,3°, Blickfeld 128° x 128°</text:p>
          </table:table-cell>
          <table:table-cell/>
        </table:table-row>
        <table:table-row table:style-name="ro3">
          <table:table-cell office:value-type="string">
            <text:p>Sonnensensor 2</text:p>
          </table:table-cell>
          <table:table-cell office:value-type="float" office:value="108">
            <text:p>108</text:p>
          </table:table-cell>
          <table:table-cell office:value-type="float" office:value="106">
            <text:p>106</text:p>
          </table:table-cell>
          <table:table-cell office:value-type="float" office:value="49">
            <text:p>49</text:p>
          </table:table-cell>
          <table:table-cell office:value-type="float" office:value="0.4">
            <text:p>0,4</text:p>
          </table:table-cell>
          <table:table-cell office:value-type="float" office:value="0.2">
            <text:p>0,2</text:p>
          </table:table-cell>
          <table:table-cell table:formula="of:=#REF!" office:value-type="float" office:value="0">
            <text:p>#REF!</text:p>
          </table:table-cell>
          <table:table-cell office:value-type="float" office:value="-80">
            <text:p>-80</text:p>
          </table:table-cell>
          <table:table-cell office:value-type="float" office:value="90">
            <text:p>90</text:p>
          </table:table-cell>
          <table:table-cell/>
          <table:table-cell office:value-type="string">
            <text:p>idealisiert nach Bradford Fine &amp; Coarse Sun Sensor CSS Accuracy &lt;1° (bias error &lt;0,15°)</text:p>
          </table:table-cell>
          <table:table-cell/>
        </table:table-row>
        <table:table-row table:style-name="ro3">
          <table:table-cell office:value-type="string">
            <text:p>SSPA</text:p>
          </table:table-cell>
          <table:table-cell office:value-type="float" office:value="217">
            <text:p>217</text:p>
          </table:table-cell>
          <table:table-cell office:value-type="float" office:value="107">
            <text:p>107</text:p>
          </table:table-cell>
          <table:table-cell office:value-type="float" office:value="47">
            <text:p>47</text:p>
          </table:table-cell>
          <table:table-cell office:value-type="float" office:value="0.75">
            <text:p>0,75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75">
            <text:p>75</text:p>
          </table:table-cell>
          <table:table-cell/>
          <table:table-cell office:value-type="string">
            <text:p>idealisiert nach Astrium L/S Band SSPA; nominal RF output power 15W; Strahlungsschutz notwendig</text:p>
          </table:table-cell>
          <table:table-cell/>
        </table:table-row>
        <table:table-row table:style-name="ro3">
          <table:table-cell office:value-type="string">
            <text:p>Sternsensor</text:p>
          </table:table-cell>
          <table:table-cell table:number-columns-repeated="2" office:value-type="float" office:value="150">
            <text:p>150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-30">
            <text:p>-3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Jena-Optronik AstroAPS; random error &lt;1arcsec (pitch/yaw) &lt;8arcsec (roll); <text:s text:c="3"/>bias error &lt;2arcsec (pitch/yaw) &lt;8arcsec (roll); Sichtfeld 20°Ø; Peltierkühlung der Optik, strahlungsfest</text:p>
          </table:table-cell>
          <table:table-cell/>
        </table:table-row>
        <table:table-row table:style-name="ro3">
          <table:table-cell office:value-type="string">
            <text:p>Tank 1</text:p>
          </table:table-cell>
          <table:table-cell office:value-type="float" office:value="700">
            <text:p>700</text:p>
          </table:table-cell>
          <table:table-cell table:number-columns-repeated="2" office:value-type="float" office:value="350">
            <text:p>350</text:p>
          </table:table-cell>
          <table:table-cell office:value-type="float" office:value="44">
            <text:p>44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string">
            <text:p>Tank idealisiert nach VEGA AVUM Gas Tank (ATK-Space Systems Inc.), Arbeitsdruck 310 bar, Blow Down System, Leertankmasse ca. 22 kg, Gasmasse ca. 22 kg, Tank ist in der Länge variabel</text:p>
          </table:table-cell>
          <table:table-cell/>
        </table:table-row>
        <table:table-row table:style-name="ro3">
          <table:table-cell office:value-type="string">
            <text:p>Tank 2</text:p>
          </table:table-cell>
          <table:table-cell office:value-type="float" office:value="691">
            <text:p>691</text:p>
          </table:table-cell>
          <table:table-cell table:number-columns-repeated="2" office:value-type="float" office:value="350">
            <text:p>350</text:p>
          </table:table-cell>
          <table:table-cell office:value-type="float" office:value="52">
            <text:p>52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office:value-type="string">
            <text:p>Tank idealisiert nach VEGA AVUM Gas Tank (ATK-Space Systems Inc.), Blow Down System, Leertankmasse ca. 22 kg, Treibstoffmasse ca. 30 kg (MMH, Anfangsdruck 25 bar), Tank ist in der Länge variabel</text:p>
          </table:table-cell>
          <table:table-cell/>
        </table:table-row>
        <table:table-row table:style-name="ro3">
          <table:table-cell office:value-type="string">
            <text:p>Transceiver</text:p>
          </table:table-cell>
          <table:table-cell office:value-type="float" office:value="204">
            <text:p>204</text:p>
          </table:table-cell>
          <table:table-cell office:value-type="float" office:value="160">
            <text:p>160</text:p>
          </table:table-cell>
          <table:table-cell office:value-type="float" office:value="87">
            <text:p>87</text:p>
          </table:table-cell>
          <table:table-cell office:value-type="float" office:value="2.5">
            <text:p>2,5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5">
            <text:p>65</text:p>
          </table:table-cell>
          <table:table-cell office:value-type="float" office:value="20">
            <text:p>20</text:p>
          </table:table-cell>
          <table:table-cell office:value-type="string">
            <text:p>idealisiert nach General Dynamics Multi-Mode S-Band Transceiver; uplink max. 512kbps, noise figure &lt;2,5dB; down-link max. 6Mbps; Strahlungsschutz notwendig</text:p>
          </table:table-cell>
          <table:table-cell/>
        </table:table-row>
        <table:table-row table:style-name="ro3">
          <table:table-cell office:value-type="string">
            <text:p>Transmitter</text:p>
          </table:table-cell>
          <table:table-cell office:value-type="float" office:value="180">
            <text:p>180</text:p>
          </table:table-cell>
          <table:table-cell office:value-type="float" office:value="170">
            <text:p>170</text:p>
          </table:table-cell>
          <table:table-cell office:value-type="float" office:value="70">
            <text:p>70</text:p>
          </table:table-cell>
          <table:table-cell office:value-type="float" office:value="2.1">
            <text:p>2,1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idealisiert nach L-3 Communications T-710() Transmitter; downlink 1,6Mbps, RF output power &gt;3W; Strahlungs-schutz notwendig</text:p>
          </table:table-cell>
          <table:table-cell/>
        </table:table-row>
        <table:table-row table:style-name="ro3">
          <table:table-cell office:value-type="string">
            <text:p>Transponder</text:p>
          </table:table-cell>
          <table:table-cell office:value-type="float" office:value="230">
            <text:p>230</text:p>
          </table:table-cell>
          <table:table-cell office:value-type="float" office:value="170">
            <text:p>170</text:p>
          </table:table-cell>
          <table:table-cell office:value-type="float" office:value="140">
            <text:p>140</text:p>
          </table:table-cell>
          <table:table-cell office:value-type="float" office:value="4.2">
            <text:p>4,2</text:p>
          </table:table-cell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float" office:value="60">
            <text:p>60</text:p>
          </table:table-cell>
          <table:table-cell/>
          <table:table-cell office:value-type="string">
            <text:p>idealisiert nach General Dynamics Advanced Multi-Mode Transponder (AMT-R) für Lunar Reconnais-sance Orbiter;; uplink max. 1Mbps, noise figure &lt;2,5dB; down-link max. 6Mbps; evtl. zusätzl. Strah-lungsschutz notwendig</text:p>
          </table:table-cell>
          <table:table-cell/>
        </table:table-row>
        <table:table-row table:style-name="ro3">
          <table:table-cell office:value-type="string">
            <text:p>zentrale Solarfläche*</text:p>
          </table:table-cell>
          <table:table-cell table:number-columns-repeated="2" office:value-type="float" office:value="1200">
            <text:p>1200</text:p>
          </table:table-cell>
          <table:table-cell office:value-type="float" office:value="30">
            <text:p>30</text:p>
          </table:table-cell>
          <table:table-cell office:value-type="float" office:value="3.5">
            <text:p>3,5</text:p>
          </table:table-cell>
          <table:table-cell office:value-type="float" office:value="350">
            <text:p>350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Solarzellen: GaAS-Multijunction (240W/m², 80W/kg, EOL); Länge ent-spricht i.M. einem <text:s/>Dreifachbaustein, Gestaltung variabel <text:s/></text:p>
          </table:table-cell>
          <table:table-cell/>
        </table:table-row>
        <table:table-row table:style-name="ro4" table:number-rows-repeated="1048527">
          <table:table-cell table:number-columns-repeated="12"/>
        </table:table-row>
        <table:table-row table:style-name="ro4">
          <table:table-cell table:number-columns-repeated="12"/>
        </table:table-row>
      </table:table>
      <table:named-expressions/>
      <table:database-ranges>
        <table:database-range table:name="__Anonymous_Sheet_DB__0" table:target-range-address="Bausteine.A4:Bausteine.AMJ2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Komponenten.A10:Komponenten.AMJ1048540" table:contains-header="false">
          <table:sort>
            <table:sort-by table:field-number="0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26">00.00.0000</text:date>, <text:time style:data-style-name="N2" text:time-value="0000-00-00T16:26:11">?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Dornburg</meta:initial-creator>
    <meta:creation-date>2011-02-07T07:25:38.85</meta:creation-date>
    <dc:date>2012-10-26T16:37:45</dc:date>
    <meta:editing-duration>P2DT1H55M</meta:editing-duration>
    <meta:editing-cycles>378</meta:editing-cycles>
    <meta:generator>LibreOffice/3.6$Linux_X86_64 LibreOffice_project/360m1$Build-2</meta:generator>
    <meta:document-statistic meta:table-count="2" meta:cell-count="793" meta:object-count="0"/>
  </office:meta>
</office:document-meta>
</file>